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45cm" table:align="left"/>
    </style:style>
    <style:style style:name="Таблица1.A" style:family="table-column">
      <style:table-column-properties style:column-width="10.345cm"/>
    </style:style>
    <style:style style:name="Таблица1.1" style:family="table-row">
      <style:table-row-properties fo:background-color="#edf1f5">
        <style:background-image/>
      </style:table-row-properties>
    </style:style>
    <style:style style:name="Таблица1.A1" style:family="table-cell">
      <style:table-cell-properties style:vertical-align="middle" fo:background-color="#edf1f5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paragraph-properties fo:margin-left="0cm" fo:margin-right="0cm" style:line-height-at-least="0.476cm" fo:text-indent="0cm" style:auto-text-indent="false" fo:padding="0cm" fo:border="none"/>
    </style:style>
    <style:style style:name="P3" style:family="paragraph" style:parent-style-name="Table_20_Contents">
      <style:paragraph-properties style:line-height-at-least="0.476cm" fo:padding="0cm" fo:border="non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777777" style:text-underline-style="solid" style:text-underline-width="auto" style:text-underline-color="font-color"/>
    </style:style>
    <style:style style:name="T3" style:family="text">
      <style:text-properties fo:color="#2b587a" style:text-underline-style="solid" style:text-underline-width="auto" style:text-underline-color="font-color" fo:font-weight="bold"/>
    </style:style>
    <style:style style:name="T4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m_log6339989"/><text:bookmark text:name="mess21988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"><text:span text:style-name="T2"/></text:p>
            <text:p text:style-name="P3"><text:span text:style-name="T4">Ты знаешь я теперь совсем другая<text:line-break/>И в зеркале себя совсем не узнаю<text:line-break/>Тебе спасибо, моя дорогая<text:line-break/>Я каждое утро говорю...<text:line-break/><text:line-break/>За что что не оставила<text:line-break/>За все переживания<text:line-break/>За то что рядом была<text:line-break/>За прощание...<text:line-break/><text:line-break/>Я научилась жить как люди<text:line-break/>Не думать о себе совсем<text:line-break/>Ты лучше знаешь-если любишь<text:line-break/>С тобою больше нет проблем<text:line-break/><text:line-break/>Спасибо за свет школьных дней<text:line-break/>За резкую эту беду....<text:line-break/>Я знаю всегда-даже в ней<text:line-break/>Твой ласковый взгляд я найду!<text:line-break/><text:line-break/>Я чую как помнишь, как любишь меня<text:line-break/>Как веришь ты, даже сейчас<text:line-break/>И боль твою свет твоих глаз<text:line-break/>Мне ни на что не разменять<text:line-break/><text:line-break/>Я буду молиться, я буду страдать<text:line-break/>И верить, что день тот придет<text:line-break/>И я не устану этого дня ждать<text:line-break/>В котором друг друга мы снова найдем</text:span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Лизавета Чижикова</meta:initial-creator>
    <meta:creation-date>2012-11-17T16:37:58.21</meta:creation-date>
    <meta:document-statistic meta:table-count="1" meta:image-count="0" meta:object-count="0" meta:page-count="1" meta:paragraph-count="1" meta:word-count="124" meta:character-count="659"/>
    <dc:date>2012-11-17T16:40:29.47</dc:date>
    <dc:creator>Лизавета Чижикова</dc:creator>
    <meta:editing-duration>PT2M31S</meta:editing-duration>
    <meta:editing-cycles>1</meta:editing-cycles>
    <meta:generator>OpenOffice.org/3.3$Win32 OpenOffice.org_project/330m20$Build-9567</meta:generator>
  </office:meta>
</office:document-meta>
</file>